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5802bf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35e4f" officeooo:paragraph-rsid="005c6c1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9dcaa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4bb536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4c647b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4bb536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caa" officeooo:paragraph-rsid="0049dcaa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caa" officeooo:paragraph-rsid="005478e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9dcaa" officeooo:paragraph-rsid="0049dcaa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478e1" officeooo:paragraph-rsid="005478e1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478e1" officeooo:paragraph-rsid="005478e1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647b" officeooo:paragraph-rsid="004c647b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b536" officeooo:paragraph-rsid="004bb53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b536" officeooo:paragraph-rsid="005512e2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49dcaa" officeooo:paragraph-rsid="0049dcaa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4bb536" officeooo:paragraph-rsid="004bb536" style:font-weight-asian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4c647b" officeooo:paragraph-rsid="004c647b"/>
    </style:style>
    <style:style style:name="T1" style:family="text">
      <style:text-properties style:font-name="DejaVu Sans Condensed" fo:font-size="12pt" style:font-size-asian="12pt" style:font-size-complex="12pt"/>
    </style:style>
    <style:style style:name="T2" style:family="text">
      <style:text-properties style:font-name="DejaVu Sans Condensed" fo:font-size="12pt" officeooo:rsid="004bb536" style:font-size-asian="12pt" style:font-size-complex="12pt"/>
    </style:style>
    <style:style style:name="T3" style:family="text">
      <style:text-properties style:font-name="DejaVu Sans Condensed" fo:font-size="12pt" officeooo:rsid="004dd79c" style:font-size-asian="12pt" style:font-size-complex="12pt"/>
    </style:style>
    <style:style style:name="T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512e2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dd79c" style:font-size-asian="12pt" style:font-weight-asian="bold" style:font-size-complex="12pt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45eea0" style:font-weight-asian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49dcaa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4bb53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4c647b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5478e1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478e1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49dca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5512e2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4bb53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518548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65a2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660b4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b8a1c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5e3403" style:font-size-asian="12pt" style:font-weight-asian="bold" style:font-size-complex="12pt" style:font-weight-complex="bold"/>
    </style:style>
    <style:style style:name="T27" style:family="text">
      <style:text-properties officeooo:rsid="00518548"/>
    </style:style>
    <style:style style:name="T28" style:family="text">
      <style:text-properties officeooo:rsid="0053cf23"/>
    </style:style>
    <style:style style:name="T29" style:family="text">
      <style:text-properties officeooo:rsid="005478e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478e1" style:font-weight-asian="bold" style:font-weight-complex="bold"/>
    </style:style>
    <style:style style:name="T32" style:family="text">
      <style:text-properties fo:font-weight="bold" officeooo:rsid="005512e2" style:font-weight-asian="bold" style:font-weight-complex="bold"/>
    </style:style>
    <style:style style:name="T33" style:family="text">
      <style:text-properties fo:font-weight="bold" officeooo:rsid="005a6427" style:font-weight-asian="bold" style:font-weight-complex="bold"/>
    </style:style>
    <style:style style:name="T34" style:family="text">
      <style:text-properties officeooo:rsid="005512e2"/>
    </style:style>
    <style:style style:name="T35" style:family="text">
      <style:text-properties officeooo:rsid="005a6427"/>
    </style:style>
    <style:style style:name="T36" style:family="text">
      <style:text-properties officeooo:rsid="005c6c18"/>
    </style:style>
    <style:style style:name="T37" style:family="text">
      <style:text-properties fo:font-style="normal" officeooo:rsid="005802bf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4">2</text:span><text:span text:style-name="T25">0</text:span><text:span text:style-name="T24">1</text:span><text:span text:style-name="T20"> - </text:span><text:span text:style-name="T26">Ground - </text:span><text:span text:style-name="T21">Cold Start - </text:span><text:span text:style-name="T22">P</text:span><text:span text:style-name="T23">ilot</text:span></text:p>
      <text:p text:style-name="P3"/>
      <text:p text:style-name="P4">Cold Start Checklist <text:span text:style-name="T27">for Pilot</text:span><text:span text:style-name="T36"> -- </text:span><text:span text:style-name="T37">(Auto Start is as fast or faster)</text:span></text:p>
      <text:list xml:id="list1994644986" text:style-name="L1">
        <text:list-item>
          <text:p text:style-name="P6"><text:span text:style-name="T15">OXYGEN</text:span><text:span text:style-name="T11"> switch ... </text:span><text:span text:style-name="T16">O</text:span><text:span text:style-name="T15">N</text:span><text:span text:style-name="T14"> (forward)</text:span><text:span text:style-name="T11"> (left elbow </text:span><text:span text:style-name="T14">console extreme rear</text:span><text:span text:style-name="T11">)</text:span></text:p>
        </text:list-item>
        <text:list-item>
          <text:p text:style-name="P10"><text:span text:style-name="T30">Ground Crew, </text:span><text:span text:style-name="T31">Ground Electric Power</text:span><text:span text:style-name="T29"> ... </text:span><text:span text:style-name="T31">On</text:span></text:p>
        </text:list-item>
        <text:list-item>
          <text:p text:style-name="P10"><text:span text:style-name="T30">Ground Crew, Ground Air Supply</text:span> ... <text:span text:style-name="T30">On</text:span></text:p>
        </text:list-item>
        <text:list-item>
          <text:p text:style-name="P6"><text:span text:style-name="T17">J</text:span><text:span text:style-name="T16">ester</text:span><text:span text:style-name="T11"> menu ... </text:span><text:span text:style-name="T16">Startup</text:span></text:p>
        </text:list-item>
        <text:list-item>
          <text:p text:style-name="P10"><text:span text:style-name="T29">When </text:span><text:span text:style-name="T30">Jester</text:span> calls <text:span text:style-name="T30">"ICS comm check"</text:span>: <text:span text:style-name="T30">Jester</text:span> menu ... <text:span text:style-name="T30">Loud and Clear</text:span></text:p>
        </text:list-item>
        <text:list-item>
          <text:p text:style-name="P10"><text:span text:style-name="T30">Ejection Seat</text:span> ... <text:span text:style-name="T30">Arm</text:span> (switch at top center of headrest)</text:p>
        </text:list-item>
        <text:list-item>
          <text:p text:style-name="P13"><text:span text:style-name="T30">Jester</text:span> closes <text:span text:style-name="T30">canopy</text:span>.</text:p>
        </text:list-item>
        <text:list-item>
          <text:p text:style-name="P10"><text:span text:style-name="T30">Jester</text:span> calls <text:span text:style-name="T30">"</text:span><text:span text:style-name="T31">Ready to start</text:span><text:span text:style-name="T30">"</text:span> <text:span text:style-name="T29">or similar.</text:span></text:p>
        </text:list-item>
        <text:list-item>
          <text:p text:style-name="P10">Start right engine:</text:p>
          <text:list>
            <text:list-item>
              <text:p text:style-name="P10"><text:span text:style-name="T30">Engine Crank</text:span> switch ... <text:span text:style-name="T30">Right</text:span> (right click) (left console forward, outboard of throttle)</text:p>
            </text:list-item>
            <text:list-item>
              <text:p text:style-name="P10">When <text:span text:style-name="T30">RPM is 30%</text:span>: <text:span text:style-name="T30">Right throttle</text:span> ... <text:span text:style-name="T30">Idle</text:span> (<text:span text:style-name="T30">Bottom Thumb Button</text:span>)</text:p>
            </text:list-item>
            <text:list-item>
              <text:p text:style-name="P10">Engine should stabilize at <text:span text:style-name="T30">70% RPM</text:span>.</text:p>
            </text:list-item>
          </text:list>
        </text:list-item>
        <text:list-item>
          <text:p text:style-name="P10">Start left engine:</text:p>
          <text:list>
            <text:list-item>
              <text:p text:style-name="P10"><text:span text:style-name="T30">Engine Crank</text:span> switch ... <text:span text:style-name="T30">Left</text:span> (left click) (left console forward, outboard of throttle)</text:p>
            </text:list-item>
            <text:list-item>
              <text:p text:style-name="P10">When <text:span text:style-name="T30">RPM is 30%</text:span>: <text:span text:style-name="T30">Left throttle</text:span> ... Idle (<text:span text:style-name="T30">shift-Bottom Thumb Button</text:span>)</text:p>
            </text:list-item>
            <text:list-item>
              <text:p text:style-name="P10">Engine should stabilize at <text:span text:style-name="T30">70% RPM</text:span>.</text:p>
            </text:list-item>
          </text:list>
        </text:list-item>
        <text:list-item>
          <text:p text:style-name="P11"><text:span text:style-name="T30">Ground Crew, </text:span><text:span text:style-name="T31">Ground Electric Power</text:span><text:span text:style-name="T29"> ... </text:span><text:span text:style-name="T31">Off</text:span></text:p>
        </text:list-item>
        <text:list-item>
          <text:p text:style-name="P11"><text:span text:style-name="T30">Ground Crew, Ground Air Supply</text:span> ... <text:span text:style-name="T30">O</text:span><text:span text:style-name="T31">ff</text:span></text:p>
        </text:list-item>
        <text:list-item>
          <text:p text:style-name="P11"><text:span text:style-name="T30">VDI</text:span>, <text:span text:style-name="T30">HUD</text:span>, <text:span text:style-name="T34">and </text:span><text:span text:style-name="T30">HSD power</text:span> <text:span text:style-name="T34">switches</text:span>... <text:span text:style-name="T32">ON</text:span><text:span text:style-name="T34"> </text:span>(switches on forward right panel, bottom)</text:p>
        </text:list-item>
        <text:list-item>
          <text:p text:style-name="P6"><text:span text:style-name="T11">All </text:span><text:span text:style-name="T16">SAS</text:span><text:span text:style-name="T11"> switches ... </text:span><text:span text:style-name="T18">ON</text:span><text:span text:style-name="T11"> (left console outboard) (</text:span><text:span text:style-name="T16">shift-Pinky Switch up/down/press</text:span><text:span text:style-name="T11">)</text:span></text:p>
        </text:list-item>
        <text:list-item>
          <text:p text:style-name="P10">Set <text:span text:style-name="T30">HSD</text:span> to <text:span text:style-name="T30">TID</text:span> display <text:span text:style-name="T29">(</text:span><text:span text:style-name="T31">T4 down</text:span><text:span text:style-name="T29">)</text:span> to monitor INS alignment (forward right panel, middle column):</text:p>
        </text:list-item>
      </text:list>
      <text:list xml:id="list4283165740" text:style-name="L2">
        <text:list-item>
          <text:list>
            <text:list-item>
              <text:p text:style-name="P14"><text:span text:style-name="T30">Jester</text:span> enters coordinates if on ground, or starts carrier alignment.</text:p>
            </text:list-item>
            <text:list-item>
              <text:p text:style-name="P12">Caret on top moves from left to right as INS aligns, takes about <text:span text:style-name="T30">7 minutes</text:span> on ground, <text:span text:style-name="T30">9 minutes</text:span> on carrier, <text:span text:style-name="T30">2 minutes</text:span> if <text:span text:style-name="T28">using stored alignment</text:span>. <text:s/><text:span text:style-name="T33">ASH</text:span><text:span text:style-name="T35"> (Automatic Stored Heading) on VDI indicates using stored alignment.</text:span></text:p>
            </text:list-item>
            <text:list-item>
              <text:p text:style-name="P8"><text:span text:style-name="T11">N</text:span><text:span text:style-name="T13">umber on left is tenths of minutes that the alignment has been running (e.g. 5 minutes = 50)</text:span></text:p>
            </text:list-item>
            <text:list-item>
              <text:p text:style-name="P20"><text:span text:style-name="T11">F</text:span><text:span text:style-name="T9">irst tick mark is Coarse Alignment Complete, and aircraft can be flown, but Sparrow and Phoenix will only work in boresight modes.</text:span></text:p>
            </text:list-item>
            <text:list-item>
              <text:p text:style-name="P15">Second tick mark is Alert Launch Criteria, and allows Sparrow and Phoenix non-boresight modes. <text:s/>Caret becomes a diamond at this tick.</text:p>
            </text:list-item>
            <text:list-item>
              <text:p text:style-name="P15">Third tick mark is Fine Alignment Complete, and indicates full-accuracy alignment. <text:s/>Caret becomes a dotted diamond at this tick.</text:p>
            </text:list-item>
          </text:list>
        </text:list-item>
      </text:list>
      <text:list xml:id="list105640236943574" text:continue-list="list1994644986" text:style-name="L1">
        <text:list-item>
          <text:p text:style-name="P6"><text:span text:style-name="T16">Backup ADI</text:span><text:span text:style-name="T11"> ... </text:span><text:span text:style-name="T16">Uncage</text:span><text:span text:style-name="T11"> (left click knob) (right </text:span><text:span text:style-name="T12">side of instrument panel</text:span><text:span text:style-name="T11">)</text:span></text:p>
        </text:list-item>
        <text:list-item>
          <text:p text:style-name="P18"><text:span text:style-name="T4">Radar Altimeter</text:span><text:span text:style-name="T1"> ... </text:span><text:span text:style-name="T4">On and set altitude </text:span><text:span text:style-name="T5">bug</text:span><text:span text:style-name="T1"> (scroll wheel on adjustment knob) (</text:span><text:span text:style-name="T2">left side of instrument panel)</text:span></text:p>
        </text:list-item>
      </text:list>
      <text:list xml:id="list1684113755" text:style-name="L3">
        <text:list-item>
          <text:list>
            <text:list-item>
              <text:p text:style-name="P9"><text:span text:style-name="T10">T</text:span><text:span text:style-name="T12">akes a bit to warm up.</text:span></text:p>
            </text:list-item>
          </text:list>
        </text:list-item>
      </text:list>
      <text:list xml:id="list105641258850066" text:continue-list="list105640236943574" text:style-name="L1">
        <text:list-item>
          <text:p text:style-name="P19"><text:span text:style-name="T1">If on shore, </text:span><text:span text:style-name="T4">unsweep wings</text:span><text:span text:style-name="T1"> (if on carrier, </text:span><text:span text:style-name="T4">wait until </text:span><text:span text:style-name="T6">directed</text:span><text:span text:style-name="T3"> or </text:span><text:span text:style-name="T1">on catapult):</text:span></text:p>
          <text:list>
            <text:list-item>
              <text:p text:style-name="P16"><text:span text:style-name="T30">Emergency Wing Sweep Lever</text:span> ... <text:span text:style-name="T34">Move </text:span>to 68 deg position, wait 10 seconds, <text:span text:style-name="T34">then move all the way forward and push down (left console inboard from throttle)</text:span></text:p>
            </text:list-item>
            <text:list-item>
              <text:p text:style-name="P17"><text:span text:style-name="T30">Emergency Wing Sweep cover</text:span> ... <text:span text:style-name="T32">Close</text:span><text:span text:style-name="T34"> (left console inboard from throttle)</text:span></text:p>
            </text:list-item>
            <text:list-item>
              <text:p text:style-name="P16"><text:span text:style-name="T30">MASTER RESET</text:span> button ... <text:span text:style-name="T30">Press</text:span> <text:span text:style-name="T29">(forward left panel, bottom, just in front of Emergency Sweep lever)</text:span></text:p>
            </text:list-item>
            <text:list-item>
              <text:p text:style-name="P16"><text:span text:style-name="T30">Wing Sweep</text:span> ... <text:span text:style-name="T30">Auto</text:span> (<text:span text:style-name="T30">Top Hat up</text:span>)</text:p>
            </text:list-item>
          </text:list>
        </text:list-item>
        <text:list-item>
          <text:p text:style-name="P7"><text:span text:style-name="T19">Radio</text:span><text:span text:style-name="T12"> ... </text:span><text:span text:style-name="T19">BOTH</text:span><text:span text:style-name="T12"> (left console </text:span><text:span text:style-name="T14">behind throttle</text:span><text:span text:style-name="T12">)</text:span></text:p>
        </text:list-item>
        <text:list-item>
          <text:p text:style-name="P7"><text:span text:style-name="T19">TACAN</text:span><text:span text:style-name="T12"> ... </text:span><text:span text:style-name="T19">T/R</text:span><text:span text:style-name="T12"> (left console </text:span><text:span text:style-name="T14">behind throttle</text:span><text:span text:style-name="T12">)</text:span></text:p>
        </text:list-item>
        <text:list-item>
          <text:p text:style-name="P7"><text:span text:style-name="T12">When INS is aligned: </text:span><text:span text:style-name="T19">Jester</text:span><text:span text:style-name="T12"> calls </text:span><text:span text:style-name="T19">"</text:span><text:span text:style-name="T15">R</text:span><text:span text:style-name="T19">eady to taxi"</text:span><text:span text:style-name="T12"> </text:span><text:span text:style-name="T14">or similar.</text:span></text:p>
        </text:list-item>
        <text:list-item>
          <text:p text:style-name="P16"><text:span text:style-name="T30">Parking brake</text:span> ... <text:span text:style-name="T30">Disengage</text:span> (push in) (black and yellow striped handle on left front panel outboard)</text:p>
        </text:list-item>
      </text:list>
      <text:p text:style-name="P1"/>
      <text:p text:style-name="P2"><text:span text:style-name="T7">Proceed with rest of preflight checklist </text:span><text:span text:style-name="T8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21T10:56:39.660000000</dc:date>
    <meta:editing-duration>PT9H17M38S</meta:editing-duration>
    <meta:editing-cycles>6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2" meta:word-count="528" meta:character-count="2993" meta:non-whitespace-character-count="2543"/>
  </office:meta>
</office:document-meta>
</file>